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</text:p>
          </table:table-cell>
          <table:table-cell table:number-columns-repeated="3"/>
          <table:table-cell table:style-name="ce1" office:value-type="string" calcext:value-type="string">
            <text:p>flatten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+Offset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44" calcext:value-type="float">
            <text:p>44</text:p>
          </table:table-cell>
          <table:table-cell office:value-type="float" office:value="33.3" calcext:value-type="float">
            <text:p>33.3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string" calcext:value-type="string">
            <text:p>CSEN</text:p>
          </table:table-cell>
          <table:table-cell table:formula="of:=[.B18]" office:value-type="float" office:value="0.32" calcext:value-type="float">
            <text:p>0.32</text:p>
          </table:table-cell>
          <table:table-cell table:formula="of:=[.B24]" office:value-type="float" office:value="0.619999999999997" calcext:value-type="float">
            <text:p>0.619999999999997</text:p>
          </table:table-cell>
          <table:table-cell table:formula="of:=[.H2]-[.$G$19]" office:value-type="float" office:value="0.619999999999997" calcext:value-type="float">
            <text:p>0.619999999999997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44.3" calcext:value-type="float">
            <text:p>44.3</text:p>
          </table:table-cell>
          <table:table-cell office:value-type="float" office:value="34.9" calcext:value-type="float">
            <text:p>34.9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table:formula="of:=[.B19]" office:value-type="float" office:value="0.619999999999997" calcext:value-type="float">
            <text:p>0.619999999999997</text:p>
          </table:table-cell>
          <table:table-cell table:formula="of:=[.B25]" office:value-type="float" office:value="1.52" calcext:value-type="float">
            <text:p>1.52</text:p>
          </table:table-cell>
          <table:table-cell table:formula="of:=[.H3]-[.$G$19]" office:value-type="float" office:value="1.52" calcext:value-type="float">
            <text:p>1.52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44.2" calcext:value-type="float">
            <text:p>44.2</text:p>
          </table:table-cell>
          <table:table-cell office:value-type="float" office:value="32" calcext:value-type="float">
            <text:p>32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table:formula="of:=[.B20]" office:value-type="float" office:value="0.520000000000003" calcext:value-type="float">
            <text:p>0.520000000000003</text:p>
          </table:table-cell>
          <table:table-cell table:formula="of:=[.B26]" office:value-type="float" office:value="-0.18" calcext:value-type="float">
            <text:p>-0.18</text:p>
          </table:table-cell>
          <table:table-cell table:formula="of:=[.H4]-[.$G$19]" office:value-type="float" office:value="-0.18" calcext:value-type="float">
            <text:p>-0.18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1.8" calcext:value-type="float">
            <text:p>41.8</text:p>
          </table:table-cell>
          <table:table-cell office:value-type="float" office:value="32.3" calcext:value-type="float">
            <text:p>32.3</text:p>
          </table:table-cell>
          <table:table-cell office:value-type="float" office:value="27.9" calcext:value-type="float">
            <text:p>27.9</text:p>
          </table:table-cell>
          <table:table-cell table:number-columns-repeated="2"/>
          <table:table-cell table:formula="of:=[.B21]" office:value-type="float" office:value="-1.88" calcext:value-type="float">
            <text:p>-1.88</text:p>
          </table:table-cell>
          <table:table-cell table:formula="of:=[.B27]" office:value-type="float" office:value="-1.88" calcext:value-type="float">
            <text:p>-1.88</text:p>
          </table:table-cell>
          <table:table-cell table:formula="of:=[.H5]-[.$G$19]" office:value-type="float" office:value="-1.88" calcext:value-type="float">
            <text:p>-1.88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G$2:$Sheet1.$G$16])" office:value-type="float" office:value="-0.370000000000001" calcext:value-type="float">
            <text:p>-0.370000000000001</text:p>
          </table:table-cell>
          <table:table-cell table:formula="of:=AVERAGE([$Sheet1.$I$2:$Sheet1.$I$16])" office:value-type="float" office:value="0.369999999999999" calcext:value-type="float">
            <text:p>0.369999999999999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.2" calcext:value-type="float">
            <text:p>44.2</text:p>
          </table:table-cell>
          <table:table-cell office:value-type="float" office:value="32" calcext:value-type="float">
            <text:p>32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table:formula="of:=[.B22]" office:value-type="float" office:value="0.520000000000003" calcext:value-type="float">
            <text:p>0.520000000000003</text:p>
          </table:table-cell>
          <table:table-cell table:formula="of:=[.B28]" office:value-type="float" office:value="-0.18" calcext:value-type="float">
            <text:p>-0.18</text:p>
          </table:table-cell>
          <table:table-cell table:formula="of:=[.H6]-[.$G$19]" office:value-type="float" office:value="-0.18" calcext:value-type="float">
            <text:p>-0.18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G$2:$Sheet1.$G$16])" office:value-type="float" office:value="1.01135714285714" calcext:value-type="float">
            <text:p>1.01135714285714</text:p>
          </table:table-cell>
          <table:table-cell table:formula="of:=VAR([$Sheet1.$I$2:$Sheet1.$I$16])" office:value-type="float" office:value="1.35535714285715" calcext:value-type="float">
            <text:p>1.35535714285715</text:p>
          </table:table-cell>
        </table:table-row>
        <table:table-row table:style-name="ro1">
          <table:table-cell/>
          <table:table-cell table:style-name="ce1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ENCS</text:p>
          </table:table-cell>
          <table:table-cell table:formula="of:=[.C18]" office:value-type="float" office:value="-0.420000000000002" calcext:value-type="float">
            <text:p>-0.420000000000002</text:p>
          </table:table-cell>
          <table:table-cell table:formula="of:=[.C24]" office:value-type="float" office:value="2.78" calcext:value-type="float">
            <text:p>2.78</text:p>
          </table:table-cell>
          <table:table-cell table:formula="of:=[.H7]-[.$G$19]" office:value-type="float" office:value="2.78" calcext:value-type="float">
            <text:p>2.78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G$2:$Sheet1.$G$16])" office:value-type="float" office:value="15" calcext:value-type="float">
            <text:p>15</text:p>
          </table:table-cell>
          <table:table-cell table:formula="of:=COUNT([$Sheet1.$I$2:$Sheet1.$I$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44.3" calcext:value-type="float">
            <text:p>44.3</text:p>
          </table:table-cell>
          <table:table-cell office:value-type="float" office:value="36.5" calcext:value-type="float">
            <text:p>36.5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table:formula="of:=[.C19]" office:value-type="float" office:value="1.18" calcext:value-type="float">
            <text:p>1.18</text:p>
          </table:table-cell>
          <table:table-cell table:formula="of:=[.C25]" office:value-type="float" office:value="2.38" calcext:value-type="float">
            <text:p>2.38</text:p>
          </table:table-cell>
          <table:table-cell table:formula="of:=[.H8]-[.$G$19]" office:value-type="float" office:value="2.38" calcext:value-type="float">
            <text:p>2.38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1.$G$2:$Sheet1.$G$16];[$Sheet1.$I$2:$Sheet1.$I$16])" office:value-type="float" office:value="0.624059495180376" calcext:value-type="float">
            <text:p>0.624059495180376</text:p>
          </table:table-cell>
          <table:table-cell/>
        </table:table-row>
        <table:table-row table:style-name="ro1">
          <table:table-cell office:value-type="string" calcext:value-type="string">
            <text:p>chrF</text:p>
          </table:table-cell>
          <table:table-cell office:value-type="float" office:value="45.2" calcext:value-type="float">
            <text:p>45.2</text:p>
          </table:table-cell>
          <table:table-cell office:value-type="float" office:value="36.1" calcext:value-type="float">
            <text:p>36.1</text:p>
          </table:table-cell>
          <table:table-cell office:value-type="float" office:value="29.8" calcext:value-type="float">
            <text:p>29.8</text:p>
          </table:table-cell>
          <table:table-cell table:number-columns-repeated="2"/>
          <table:table-cell table:formula="of:=[.C20]" office:value-type="float" office:value="-1.72" calcext:value-type="float">
            <text:p>-1.72</text:p>
          </table:table-cell>
          <table:table-cell table:formula="of:=[.C26]" office:value-type="float" office:value="-0.32" calcext:value-type="float">
            <text:p>-0.32</text:p>
          </table:table-cell>
          <table:table-cell table:formula="of:=[.H9]-[.$G$19]" office:value-type="float" office:value="-0.32" calcext:value-type="float">
            <text:p>-0.3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G$2:$Sheet1.$G$16]); 1; 0) * IF(ISNUMBER([$Sheet1.$I$2:$Sheet1.$I$16]); 1; 0)); [$Sheet1.$G$2:$Sheet1.$G$16] - [$Sheet1.$I$2:$Sheet1.$I$16]; &quot;NA&quot;))" office:value-type="float" office:value="-0.74" calcext:value-type="float">
            <text:p>-0.74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43.5" calcext:value-type="float">
            <text:p>43.5</text:p>
          </table:table-cell>
          <table:table-cell office:value-type="float" office:value="33.4" calcext:value-type="float">
            <text:p>33.4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table:formula="of:=[.C21]" office:value-type="float" office:value="-1.42" calcext:value-type="float">
            <text:p>-1.42</text:p>
          </table:table-cell>
          <table:table-cell table:formula="of:=[.C27]" office:value-type="float" office:value="-0.420000000000002" calcext:value-type="float">
            <text:p>-0.420000000000002</text:p>
          </table:table-cell>
          <table:table-cell table:formula="of:=[.H10]-[.$G$19]" office:value-type="float" office:value="-0.420000000000002" calcext:value-type="float">
            <text:p>-0.420000000000002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G$2:$Sheet1.$G$16]); 1; 0) * IF(ISNUMBER([$Sheet1.$I$2:$Sheet1.$I$16]); 1; 0)); [$Sheet1.$G$2:$Sheet1.$G$16] - [$Sheet1.$I$2:$Sheet1.$I$16]; &quot;NA&quot;))" office:value-type="float" office:value="0.905428571428574" calcext:value-type="float">
            <text:p>0.905428571428574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1.8" calcext:value-type="float">
            <text:p>41.8</text:p>
          </table:table-cell>
          <table:table-cell office:value-type="float" office:value="33.3" calcext:value-type="float">
            <text:p>33.3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table:formula="of:=[.C22]" office:value-type="float" office:value="-1.72" calcext:value-type="float">
            <text:p>-1.72</text:p>
          </table:table-cell>
          <table:table-cell table:formula="of:=[.C28]" office:value-type="float" office:value="-0.32" calcext:value-type="float">
            <text:p>-0.32</text:p>
          </table:table-cell>
          <table:table-cell table:formula="of:=[.H11]-[.$G$19]" office:value-type="float" office:value="-0.32" calcext:value-type="float">
            <text:p>-0.32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G$2:$Sheet1.$G$16]); 1; 0) * IF(ISNUMBER([$Sheet1.$I$2:$Sheet1.$I$16]); 1; 0)) - 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.5" calcext:value-type="float">
            <text:p>43.5</text:p>
          </table:table-cell>
          <table:table-cell office:value-type="float" office:value="33.4" calcext:value-type="float">
            <text:p>33.4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string" calcext:value-type="string">
            <text:p>ENDE</text:p>
          </table:table-cell>
          <table:table-cell table:formula="of:=[.D18]" office:value-type="float" office:value="0.109999999999996" calcext:value-type="float">
            <text:p>0.109999999999996</text:p>
          </table:table-cell>
          <table:table-cell table:formula="of:=[.D24]" office:value-type="float" office:value="0.409999999999997" calcext:value-type="float">
            <text:p>0.409999999999997</text:p>
          </table:table-cell>
          <table:table-cell table:formula="of:=[.H12]-[.$G$19]" office:value-type="float" office:value="0.409999999999997" calcext:value-type="float">
            <text:p>0.409999999999997</text:p>
          </table:table-cell>
          <table:table-cell/>
          <table:table-cell office:value-type="string" calcext:value-type="string">
            <text:p>t Stat</text:p>
          </table:table-cell>
          <table:table-cell table:formula="of:=([$Sheet1.$L$9] - [$Sheet1.$L$3]) / ([$Sheet1.$L$10] / ( [$Sheet1.$L$11] + 1)) ^ 0.5" office:value-type="float" office:value="-3.01196729504672" calcext:value-type="float">
            <text:p>-3.01196729504672</text:p>
          </table:table-cell>
          <table:table-cell/>
        </table:table-row>
        <table:table-row table:style-name="ro1">
          <table:table-cell table:number-columns-repeated="6"/>
          <table:table-cell table:formula="of:=[.D19]" office:value-type="float" office:value="0.409999999999997" calcext:value-type="float">
            <text:p>0.409999999999997</text:p>
          </table:table-cell>
          <table:table-cell table:formula="of:=[.D25]" office:value-type="float" office:value="0.609999999999996" calcext:value-type="float">
            <text:p>0.609999999999996</text:p>
          </table:table-cell>
          <table:table-cell table:formula="of:=[.H13]-[.$G$19]" office:value-type="float" office:value="0.609999999999996" calcext:value-type="float">
            <text:p>0.609999999999996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Sheet1.$L$12]); [$Sheet1.$L$11]; 1)" office:value-type="float" office:value="0.00466379119743103" calcext:value-type="float">
            <text:p>0.00466379119743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6]; [.B8:.B12])" office:value-type="float" office:value="43.68" calcext:value-type="float">
            <text:p>43.68</text:p>
          </table:table-cell>
          <table:table-cell table:formula="of:=AVERAGE([.C2:.C6]; [.C8:.C12])" office:value-type="float" office:value="33.72" calcext:value-type="float">
            <text:p>33.72</text:p>
          </table:table-cell>
          <table:table-cell table:formula="of:=AVERAGE([.D2:.D6]; [.D8:.D12])" office:value-type="float" office:value="29.19" calcext:value-type="float">
            <text:p>29.19</text:p>
          </table:table-cell>
          <table:table-cell table:number-columns-repeated="2"/>
          <table:table-cell table:formula="of:=[.D20]" office:value-type="float" office:value="-0.390000000000004" calcext:value-type="float">
            <text:p>-0.390000000000004</text:p>
          </table:table-cell>
          <table:table-cell table:formula="of:=[.D26]" office:value-type="float" office:value="0.409999999999997" calcext:value-type="float">
            <text:p>0.409999999999997</text:p>
          </table:table-cell>
          <table:table-cell table:formula="of:=[.H14]-[.$G$19]" office:value-type="float" office:value="0.409999999999997" calcext:value-type="float">
            <text:p>0.409999999999997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Sheet1.$L$2]; [$Sheet1.$L$11])" office:value-type="float" office:value="1.76131013577489" calcext:value-type="float">
            <text:p>1.76131013577489</text:p>
          </table:table-cell>
          <table:table-cell/>
        </table:table-row>
        <table:table-row table:style-name="ro1">
          <table:table-cell table:number-columns-repeated="6"/>
          <table:table-cell table:formula="of:=[.D21]" office:value-type="float" office:value="-1.29000000000001" calcext:value-type="float">
            <text:p>-1.29000000000001</text:p>
          </table:table-cell>
          <table:table-cell table:formula="of:=[.D27]" office:value-type="float" office:value="-0.290000000000006" calcext:value-type="float">
            <text:p>-0.290000000000006</text:p>
          </table:table-cell>
          <table:table-cell table:formula="of:=[.H15]-[.$G$19]" office:value-type="float" office:value="-0.290000000000006" calcext:value-type="float">
            <text:p>-0.290000000000006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Sheet1.$L$12]); [$Sheet1.$L$11]; 2)" office:value-type="float" office:value="0.00932758239486205" calcext:value-type="float">
            <text:p>0.009327582394862</text:p>
          </table:table-cell>
          <table:table-cell/>
        </table:table-row>
        <table:table-row table:style-name="ro1">
          <table:table-cell table:number-columns-repeated="6"/>
          <table:table-cell table:formula="of:=[.D22]" office:value-type="float" office:value="-0.390000000000004" calcext:value-type="float">
            <text:p>-0.390000000000004</text:p>
          </table:table-cell>
          <table:table-cell table:formula="of:=[.D28]" office:value-type="float" office:value="0.409999999999997" calcext:value-type="float">
            <text:p>0.409999999999997</text:p>
          </table:table-cell>
          <table:table-cell table:formula="of:=[.H16]-[.$G$19]" office:value-type="float" office:value="0.409999999999997" calcext:value-type="float">
            <text:p>0.409999999999997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Sheet1.$L$2]; [$Sheet1.$L$11])" office:value-type="float" office:value="2.1447866879178" calcext:value-type="float">
            <text:p>2.1447866879178</text:p>
          </table:table-cell>
          <table:table-cell/>
        </table:table-row>
        <table:table-row table:style-name="ro1">
          <table:table-cell table:style-name="ce1" office:value-type="string" calcext:value-type="string">
            <text:p>NORMED</text:p>
          </table:table-cell>
          <table:table-cell table:style-name="ce1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</text:p>
          </table:table-cell>
          <table:table-cell table:formula="of:=[.B2]-[.B$14]" office:value-type="float" office:value="0.32" calcext:value-type="float">
            <text:p>0.32</text:p>
          </table:table-cell>
          <table:table-cell table:formula="of:=[.C2]-[.C$14]" office:value-type="float" office:value="-0.420000000000002" calcext:value-type="float">
            <text:p>-0.420000000000002</text:p>
          </table:table-cell>
          <table:table-cell table:formula="of:=[.D2]-[.D$14]" office:value-type="float" office:value="0.109999999999996" calcext:value-type="float">
            <text:p>0.109999999999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F</text:p>
          </table:table-cell>
          <table:table-cell table:formula="of:=[.B3]-[.B$14]" office:value-type="float" office:value="0.619999999999997" calcext:value-type="float">
            <text:p>0.619999999999997</text:p>
          </table:table-cell>
          <table:table-cell table:formula="of:=[.C3]-[.C$14]" office:value-type="float" office:value="1.18" calcext:value-type="float">
            <text:p>1.18</text:p>
          </table:table-cell>
          <table:table-cell table:formula="of:=[.D3]-[.D$14]" office:value-type="float" office:value="0.409999999999997" calcext:value-type="float">
            <text:p>0.409999999999997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</text:p>
          </table:table-cell>
          <table:table-cell table:formula="of:=[.B4]-[.B$14]" office:value-type="float" office:value="0.520000000000003" calcext:value-type="float">
            <text:p>0.520000000000003</text:p>
          </table:table-cell>
          <table:table-cell table:formula="of:=[.C4]-[.C$14]" office:value-type="float" office:value="-1.72" calcext:value-type="float">
            <text:p>-1.72</text:p>
          </table:table-cell>
          <table:table-cell table:formula="of:=[.D4]-[.D$14]" office:value-type="float" office:value="-0.390000000000004" calcext:value-type="float">
            <text:p>-0.390000000000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</text:p>
          </table:table-cell>
          <table:table-cell table:formula="of:=[.B5]-[.B$14]" office:value-type="float" office:value="-1.88" calcext:value-type="float">
            <text:p>-1.88</text:p>
          </table:table-cell>
          <table:table-cell table:formula="of:=[.C5]-[.C$14]" office:value-type="float" office:value="-1.42" calcext:value-type="float">
            <text:p>-1.42</text:p>
          </table:table-cell>
          <table:table-cell table:formula="of:=[.D5]-[.D$14]" office:value-type="float" office:value="-1.29000000000001" calcext:value-type="float">
            <text:p>-1.290000000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re</text:p>
          </table:table-cell>
          <table:table-cell table:formula="of:=[.B6]-[.B$14]" office:value-type="float" office:value="0.520000000000003" calcext:value-type="float">
            <text:p>0.520000000000003</text:p>
          </table:table-cell>
          <table:table-cell table:formula="of:=[.C6]-[.C$14]" office:value-type="float" office:value="-1.72" calcext:value-type="float">
            <text:p>-1.72</text:p>
          </table:table-cell>
          <table:table-cell table:formula="of:=[.D6]-[.D$14]" office:value-type="float" office:value="-0.390000000000004" calcext:value-type="float">
            <text:p>-0.39000000000000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</text:p>
          </table:table-cell>
          <table:table-cell table:formula="of:=[.B8]-[.B$14]" office:value-type="float" office:value="0.619999999999997" calcext:value-type="float">
            <text:p>0.619999999999997</text:p>
          </table:table-cell>
          <table:table-cell table:formula="of:=[.C8]-[.C$14]" office:value-type="float" office:value="2.78" calcext:value-type="float">
            <text:p>2.78</text:p>
          </table:table-cell>
          <table:table-cell table:formula="of:=[.D8]-[.D$14]" office:value-type="float" office:value="0.409999999999997" calcext:value-type="float">
            <text:p>0.409999999999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F</text:p>
          </table:table-cell>
          <table:table-cell table:formula="of:=[.B9]-[.B$14]" office:value-type="float" office:value="1.52" calcext:value-type="float">
            <text:p>1.52</text:p>
          </table:table-cell>
          <table:table-cell table:formula="of:=[.C9]-[.C$14]" office:value-type="float" office:value="2.38" calcext:value-type="float">
            <text:p>2.38</text:p>
          </table:table-cell>
          <table:table-cell table:formula="of:=[.D9]-[.D$14]" office:value-type="float" office:value="0.609999999999996" calcext:value-type="float">
            <text:p>0.609999999999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</text:p>
          </table:table-cell>
          <table:table-cell table:formula="of:=[.B10]-[.B$14]" office:value-type="float" office:value="-0.18" calcext:value-type="float">
            <text:p>-0.18</text:p>
          </table:table-cell>
          <table:table-cell table:formula="of:=[.C10]-[.C$14]" office:value-type="float" office:value="-0.32" calcext:value-type="float">
            <text:p>-0.32</text:p>
          </table:table-cell>
          <table:table-cell table:formula="of:=[.D10]-[.D$14]" office:value-type="float" office:value="0.409999999999997" calcext:value-type="float">
            <text:p>0.409999999999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</text:p>
          </table:table-cell>
          <table:table-cell table:formula="of:=[.B11]-[.B$14]" office:value-type="float" office:value="-1.88" calcext:value-type="float">
            <text:p>-1.88</text:p>
          </table:table-cell>
          <table:table-cell table:formula="of:=[.C11]-[.C$14]" office:value-type="float" office:value="-0.420000000000002" calcext:value-type="float">
            <text:p>-0.420000000000002</text:p>
          </table:table-cell>
          <table:table-cell table:formula="of:=[.D11]-[.D$14]" office:value-type="float" office:value="-0.290000000000006" calcext:value-type="float">
            <text:p>-0.290000000000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re</text:p>
          </table:table-cell>
          <table:table-cell table:formula="of:=[.B12]-[.B$14]" office:value-type="float" office:value="-0.18" calcext:value-type="float">
            <text:p>-0.18</text:p>
          </table:table-cell>
          <table:table-cell table:formula="of:=[.C12]-[.C$14]" office:value-type="float" office:value="-0.32" calcext:value-type="float">
            <text:p>-0.32</text:p>
          </table:table-cell>
          <table:table-cell table:formula="of:=[.D12]-[.D$14]" office:value-type="float" office:value="0.409999999999997" calcext:value-type="float">
            <text:p>0.4099999999999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6:06:11.73654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9:46:04.951372001</meta:creation-date>
    <dc:date>2021-01-06T16:19:11.418194620</dc:date>
    <meta:editing-duration>PT33M54S</meta:editing-duration>
    <meta:editing-cycles>6</meta:editing-cycles>
    <meta:generator>LibreOffice/7.0.3.1$Linux_X86_64 LibreOffice_project/00$Build-1</meta:generator>
    <meta:document-statistic meta:table-count="1" meta:cell-count="178" meta:object-count="0"/>
  </office:meta>
</office:document-meta>
</file>